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160.04mm" svg:height="90.31mm" svg:x="107.26mm" svg:y="1.23mm">
            <draw:object draw:notify-on-update-of-ranges="log.A1:log.A1 log.A2:log.A53 log.B1:log.B1 log.B2:log.B53 log.D1:log.D1 log.D2:log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2mm" svg:height="89.98mm" svg:x="106.89mm" svg:y="95.5mm">
            <draw:object draw:notify-on-update-of-ranges="log.A1:log.A1 log.A2:log.A53 log.C1:log.C1 log.C2:log.C53 log.E1:log.E1 log.E2:log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val_accuracy</text:p>
          </table:table-cell>
          <table:table-cell table:style-name="ce1" office:value-type="string" calcext:value-type="string">
            <text:p>val_loss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076716423035" calcext:value-type="float">
            <text:p>0.1571</text:p>
          </table:table-cell>
          <table:table-cell office:value-type="float" office:value="2.13416409492493" calcext:value-type="float">
            <text:p>2.1342</text:p>
          </table:table-cell>
          <table:table-cell office:value-type="float" office:value="0.212765961885452" calcext:value-type="float">
            <text:p>0.2128</text:p>
          </table:table-cell>
          <table:table-cell office:value-type="float" office:value="1.96032071113586" calcext:value-type="float">
            <text:p>1.96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786597013473" calcext:value-type="float">
            <text:p>0.2628</text:p>
          </table:table-cell>
          <table:table-cell office:value-type="float" office:value="1.8467812538147" calcext:value-type="float">
            <text:p>1.8468</text:p>
          </table:table-cell>
          <table:table-cell office:value-type="float" office:value="0.133421987295151" calcext:value-type="float">
            <text:p>0.1334</text:p>
          </table:table-cell>
          <table:table-cell office:value-type="float" office:value="3.16307926177979" calcext:value-type="float">
            <text:p>3.16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9567910432816" calcext:value-type="float">
            <text:p>0.3596</text:p>
          </table:table-cell>
          <table:table-cell office:value-type="float" office:value="1.54973042011261" calcext:value-type="float">
            <text:p>1.5497</text:p>
          </table:table-cell>
          <table:table-cell office:value-type="float" office:value="0.401152491569519" calcext:value-type="float">
            <text:p>0.4012</text:p>
          </table:table-cell>
          <table:table-cell office:value-type="float" office:value="1.60262095928192" calcext:value-type="float">
            <text:p>1.60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286597013474" calcext:value-type="float">
            <text:p>0.4503</text:p>
          </table:table-cell>
          <table:table-cell office:value-type="float" office:value="1.35029554367065" calcext:value-type="float">
            <text:p>1.3503</text:p>
          </table:table-cell>
          <table:table-cell office:value-type="float" office:value="0.339095741510391" calcext:value-type="float">
            <text:p>0.3391</text:p>
          </table:table-cell>
          <table:table-cell office:value-type="float" office:value="2.53035426139832" calcext:value-type="float">
            <text:p>2.530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6534388065338" calcext:value-type="float">
            <text:p>0.5165</text:p>
          </table:table-cell>
          <table:table-cell office:value-type="float" office:value="1.19772791862488" calcext:value-type="float">
            <text:p>1.1977</text:p>
          </table:table-cell>
          <table:table-cell office:value-type="float" office:value="0.271276593208313" calcext:value-type="float">
            <text:p>0.2713</text:p>
          </table:table-cell>
          <table:table-cell office:value-type="float" office:value="2.2377758026123" calcext:value-type="float">
            <text:p>2.23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8844776153564" calcext:value-type="float">
            <text:p>0.5888</text:p>
          </table:table-cell>
          <table:table-cell office:value-type="float" office:value="1.0443309545517" calcext:value-type="float">
            <text:p>1.0443</text:p>
          </table:table-cell>
          <table:table-cell office:value-type="float" office:value="0.473404258489609" calcext:value-type="float">
            <text:p>0.4734</text:p>
          </table:table-cell>
          <table:table-cell office:value-type="float" office:value="1.93274688720703" calcext:value-type="float">
            <text:p>1.93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4510567188263" calcext:value-type="float">
            <text:p>0.6445</text:p>
          </table:table-cell>
          <table:table-cell office:value-type="float" office:value="0.918294608592987" calcext:value-type="float">
            <text:p>0.9183</text:p>
          </table:table-cell>
          <table:table-cell office:value-type="float" office:value="0.327127665281296" calcext:value-type="float">
            <text:p>0.3271</text:p>
          </table:table-cell>
          <table:table-cell office:value-type="float" office:value="3.00969552993774" calcext:value-type="float">
            <text:p>3.009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2160477638245" calcext:value-type="float">
            <text:p>0.7022</text:p>
          </table:table-cell>
          <table:table-cell office:value-type="float" office:value="0.79228538274765" calcext:value-type="float">
            <text:p>0.7923</text:p>
          </table:table-cell>
          <table:table-cell office:value-type="float" office:value="0.531471610069275" calcext:value-type="float">
            <text:p>0.5315</text:p>
          </table:table-cell>
          <table:table-cell office:value-type="float" office:value="1.85155773162842" calcext:value-type="float">
            <text:p>1.851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4929432868958" calcext:value-type="float">
            <text:p>0.7449</text:p>
          </table:table-cell>
          <table:table-cell office:value-type="float" office:value="0.677745342254639" calcext:value-type="float">
            <text:p>0.6777</text:p>
          </table:table-cell>
          <table:table-cell office:value-type="float" office:value="0.363031923770904" calcext:value-type="float">
            <text:p>0.3630</text:p>
          </table:table-cell>
          <table:table-cell office:value-type="float" office:value="2.63321948051453" calcext:value-type="float">
            <text:p>2.633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5683403015137" calcext:value-type="float">
            <text:p>0.7757</text:p>
          </table:table-cell>
          <table:table-cell office:value-type="float" office:value="0.614547252655029" calcext:value-type="float">
            <text:p>0.6145</text:p>
          </table:table-cell>
          <table:table-cell office:value-type="float" office:value="0.522163093090057" calcext:value-type="float">
            <text:p>0.5222</text:p>
          </table:table-cell>
          <table:table-cell office:value-type="float" office:value="2.28874707221985" calcext:value-type="float">
            <text:p>2.288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5886268615723" calcext:value-type="float">
            <text:p>0.8059</text:p>
          </table:table-cell>
          <table:table-cell office:value-type="float" office:value="0.558794915676117" calcext:value-type="float">
            <text:p>0.5588</text:p>
          </table:table-cell>
          <table:table-cell office:value-type="float" office:value="0.628546118736267" calcext:value-type="float">
            <text:p>0.6285</text:p>
          </table:table-cell>
          <table:table-cell office:value-type="float" office:value="1.32922685146332" calcext:value-type="float">
            <text:p>1.329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5458567142487" calcext:value-type="float">
            <text:p>0.8455</text:p>
          </table:table-cell>
          <table:table-cell office:value-type="float" office:value="0.454698830842972" calcext:value-type="float">
            <text:p>0.4547</text:p>
          </table:table-cell>
          <table:table-cell office:value-type="float" office:value="0.705673754215241" calcext:value-type="float">
            <text:p>0.7057</text:p>
          </table:table-cell>
          <table:table-cell office:value-type="float" office:value="1.04108190536499" calcext:value-type="float">
            <text:p>1.04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74448835849762" calcext:value-type="float">
            <text:p>0.8744</text:p>
          </table:table-cell>
          <table:table-cell office:value-type="float" office:value="0.397159785032272" calcext:value-type="float">
            <text:p>0.3972</text:p>
          </table:table-cell>
          <table:table-cell office:value-type="float" office:value="0.730939745903015" calcext:value-type="float">
            <text:p>0.7309</text:p>
          </table:table-cell>
          <table:table-cell office:value-type="float" office:value="1.06931185722351" calcext:value-type="float">
            <text:p>1.069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9250447750092" calcext:value-type="float">
            <text:p>0.8993</text:p>
          </table:table-cell>
          <table:table-cell office:value-type="float" office:value="0.337228864431381" calcext:value-type="float">
            <text:p>0.3372</text:p>
          </table:table-cell>
          <table:table-cell office:value-type="float" office:value="0.459219872951508" calcext:value-type="float">
            <text:p>0.4592</text:p>
          </table:table-cell>
          <table:table-cell office:value-type="float" office:value="3.32754278182983" calcext:value-type="float">
            <text:p>3.327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5202805995941" calcext:value-type="float">
            <text:p>0.9052</text:p>
          </table:table-cell>
          <table:table-cell office:value-type="float" office:value="0.332818895578384" calcext:value-type="float">
            <text:p>0.3328</text:p>
          </table:table-cell>
          <table:table-cell office:value-type="float" office:value="0.873670220375061" calcext:value-type="float">
            <text:p>0.8737</text:p>
          </table:table-cell>
          <table:table-cell office:value-type="float" office:value="0.526991248130798" calcext:value-type="float">
            <text:p>0.527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8130507469177" calcext:value-type="float">
            <text:p>0.9281</text:p>
          </table:table-cell>
          <table:table-cell office:value-type="float" office:value="0.260405600070953" calcext:value-type="float">
            <text:p>0.2604</text:p>
          </table:table-cell>
          <table:table-cell office:value-type="float" office:value="0.873670220375061" calcext:value-type="float">
            <text:p>0.8737</text:p>
          </table:table-cell>
          <table:table-cell office:value-type="float" office:value="0.52813845872879" calcext:value-type="float">
            <text:p>0.528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5185194015503" calcext:value-type="float">
            <text:p>0.9352</text:p>
          </table:table-cell>
          <table:table-cell office:value-type="float" office:value="0.239625722169876" calcext:value-type="float">
            <text:p>0.2396</text:p>
          </table:table-cell>
          <table:table-cell office:value-type="float" office:value="0.888741135597229" calcext:value-type="float">
            <text:p>0.8887</text:p>
          </table:table-cell>
          <table:table-cell office:value-type="float" office:value="0.415065705776215" calcext:value-type="float">
            <text:p>0.415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5216059684753" calcext:value-type="float">
            <text:p>0.9452</text:p>
          </table:table-cell>
          <table:table-cell office:value-type="float" office:value="0.210128664970398" calcext:value-type="float">
            <text:p>0.2101</text:p>
          </table:table-cell>
          <table:table-cell office:value-type="float" office:value="0.842198610305786" calcext:value-type="float">
            <text:p>0.8422</text:p>
          </table:table-cell>
          <table:table-cell office:value-type="float" office:value="0.566971302032471" calcext:value-type="float">
            <text:p>0.567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48633134365082" calcext:value-type="float">
            <text:p>0.9486</text:p>
          </table:table-cell>
          <table:table-cell office:value-type="float" office:value="0.186542958021164" calcext:value-type="float">
            <text:p>0.1865</text:p>
          </table:table-cell>
          <table:table-cell office:value-type="float" office:value="0.743794322013855" calcext:value-type="float">
            <text:p>0.7438</text:p>
          </table:table-cell>
          <table:table-cell office:value-type="float" office:value="1.44876194000244" calcext:value-type="float">
            <text:p>1.448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5987641811371" calcext:value-type="float">
            <text:p>0.9460</text:p>
          </table:table-cell>
          <table:table-cell office:value-type="float" office:value="0.207521960139275" calcext:value-type="float">
            <text:p>0.2075</text:p>
          </table:table-cell>
          <table:table-cell office:value-type="float" office:value="0.793439745903015" calcext:value-type="float">
            <text:p>0.7934</text:p>
          </table:table-cell>
          <table:table-cell office:value-type="float" office:value="1.06323802471161" calcext:value-type="float">
            <text:p>1.063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1750447750092" calcext:value-type="float">
            <text:p>0.9618</text:p>
          </table:table-cell>
          <table:table-cell office:value-type="float" office:value="0.157312050461769" calcext:value-type="float">
            <text:p>0.1573</text:p>
          </table:table-cell>
          <table:table-cell office:value-type="float" office:value="0.763741135597229" calcext:value-type="float">
            <text:p>0.7637</text:p>
          </table:table-cell>
          <table:table-cell office:value-type="float" office:value="1.21513235569" calcext:value-type="float">
            <text:p>1.215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1529970169067" calcext:value-type="float">
            <text:p>0.9615</text:p>
          </table:table-cell>
          <table:table-cell office:value-type="float" office:value="0.155038729310036" calcext:value-type="float">
            <text:p>0.1550</text:p>
          </table:table-cell>
          <table:table-cell office:value-type="float" office:value="0.903812050819397" calcext:value-type="float">
            <text:p>0.9038</text:p>
          </table:table-cell>
          <table:table-cell office:value-type="float" office:value="0.543555855751038" calcext:value-type="float">
            <text:p>0.543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47751343250275" calcext:value-type="float">
            <text:p>0.9478</text:p>
          </table:table-cell>
          <table:table-cell office:value-type="float" office:value="0.205298572778702" calcext:value-type="float">
            <text:p>0.2053</text:p>
          </table:table-cell>
          <table:table-cell office:value-type="float" office:value="0.419769495725632" calcext:value-type="float">
            <text:p>0.4198</text:p>
          </table:table-cell>
          <table:table-cell office:value-type="float" office:value="4.50802755355835" calcext:value-type="float">
            <text:p>4.508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4175462722778" calcext:value-type="float">
            <text:p>0.9642</text:p>
          </table:table-cell>
          <table:table-cell office:value-type="float" office:value="0.14439232647419" calcext:value-type="float">
            <text:p>0.1444</text:p>
          </table:table-cell>
          <table:table-cell office:value-type="float" office:value="0.920656025409698" calcext:value-type="float">
            <text:p>0.9207</text:p>
          </table:table-cell>
          <table:table-cell office:value-type="float" office:value="0.380595177412033" calcext:value-type="float">
            <text:p>0.38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4175462722778" calcext:value-type="float">
            <text:p>0.9642</text:p>
          </table:table-cell>
          <table:table-cell office:value-type="float" office:value="0.140325576066971" calcext:value-type="float">
            <text:p>0.1403</text:p>
          </table:table-cell>
          <table:table-cell office:value-type="float" office:value="0.889184415340424" calcext:value-type="float">
            <text:p>0.8892</text:p>
          </table:table-cell>
          <table:table-cell office:value-type="float" office:value="0.436042696237564" calcext:value-type="float">
            <text:p>0.436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8915343284607" calcext:value-type="float">
            <text:p>0.9689</text:p>
          </table:table-cell>
          <table:table-cell office:value-type="float" office:value="0.118986085057259" calcext:value-type="float">
            <text:p>0.1190</text:p>
          </table:table-cell>
          <table:table-cell office:value-type="float" office:value="0.917109906673431" calcext:value-type="float">
            <text:p>0.9171</text:p>
          </table:table-cell>
          <table:table-cell office:value-type="float" office:value="0.334634035825729" calcext:value-type="float">
            <text:p>0.33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71781313419342" calcext:value-type="float">
            <text:p>0.9718</text:p>
          </table:table-cell>
          <table:table-cell office:value-type="float" office:value="0.10571750253439" calcext:value-type="float">
            <text:p>0.1057</text:p>
          </table:table-cell>
          <table:table-cell office:value-type="float" office:value="0.934840440750122" calcext:value-type="float">
            <text:p>0.9348</text:p>
          </table:table-cell>
          <table:table-cell office:value-type="float" office:value="0.341407120227814" calcext:value-type="float">
            <text:p>0.341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4316596984863" calcext:value-type="float">
            <text:p>0.9743</text:p>
          </table:table-cell>
          <table:table-cell office:value-type="float" office:value="0.105208389461041" calcext:value-type="float">
            <text:p>0.1052</text:p>
          </table:table-cell>
          <table:table-cell office:value-type="float" office:value="0.808510661125183" calcext:value-type="float">
            <text:p>0.8085</text:p>
          </table:table-cell>
          <table:table-cell office:value-type="float" office:value="1.09057247638702" calcext:value-type="float">
            <text:p>1.09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4647283554077" calcext:value-type="float">
            <text:p>0.9746</text:p>
          </table:table-cell>
          <table:table-cell office:value-type="float" office:value="0.104743301868439" calcext:value-type="float">
            <text:p>0.1047</text:p>
          </table:table-cell>
          <table:table-cell office:value-type="float" office:value="0.783687949180603" calcext:value-type="float">
            <text:p>0.7837</text:p>
          </table:table-cell>
          <table:table-cell office:value-type="float" office:value="1.42569434642792" calcext:value-type="float">
            <text:p>1.425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6931223869324" calcext:value-type="float">
            <text:p>0.9669</text:p>
          </table:table-cell>
          <table:table-cell office:value-type="float" office:value="0.132827118039131" calcext:value-type="float">
            <text:p>0.1328</text:p>
          </table:table-cell>
          <table:table-cell office:value-type="float" office:value="0.93173760175705" calcext:value-type="float">
            <text:p>0.9317</text:p>
          </table:table-cell>
          <table:table-cell office:value-type="float" office:value="0.333557307720184" calcext:value-type="float">
            <text:p>0.333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66821014881134" calcext:value-type="float">
            <text:p>0.9668</text:p>
          </table:table-cell>
          <table:table-cell office:value-type="float" office:value="0.136771410703659" calcext:value-type="float">
            <text:p>0.1368</text:p>
          </table:table-cell>
          <table:table-cell office:value-type="float" office:value="0.8125" calcext:value-type="float">
            <text:p>0.8125</text:p>
          </table:table-cell>
          <table:table-cell office:value-type="float" office:value="1.08317112922668" calcext:value-type="float">
            <text:p>1.083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3985910415649" calcext:value-type="float">
            <text:p>0.9740</text:p>
          </table:table-cell>
          <table:table-cell office:value-type="float" office:value="0.109813801944256" calcext:value-type="float">
            <text:p>0.1098</text:p>
          </table:table-cell>
          <table:table-cell office:value-type="float" office:value="0.957003533840179" calcext:value-type="float">
            <text:p>0.9570</text:p>
          </table:table-cell>
          <table:table-cell office:value-type="float" office:value="0.202514931559563" calcext:value-type="float">
            <text:p>0.202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5308656692505" calcext:value-type="float">
            <text:p>0.9753</text:p>
          </table:table-cell>
          <table:table-cell office:value-type="float" office:value="0.104258731007576" calcext:value-type="float">
            <text:p>0.1043</text:p>
          </table:table-cell>
          <table:table-cell office:value-type="float" office:value="0.941046118736267" calcext:value-type="float">
            <text:p>0.9410</text:p>
          </table:table-cell>
          <table:table-cell office:value-type="float" office:value="0.262396812438965" calcext:value-type="float">
            <text:p>0.262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1230149269104" calcext:value-type="float">
            <text:p>0.9712</text:p>
          </table:table-cell>
          <table:table-cell office:value-type="float" office:value="0.116567000746727" calcext:value-type="float">
            <text:p>0.1166</text:p>
          </table:table-cell>
          <table:table-cell office:value-type="float" office:value="0.609042525291443" calcext:value-type="float">
            <text:p>0.6090</text:p>
          </table:table-cell>
          <table:table-cell office:value-type="float" office:value="2.65708589553833" calcext:value-type="float">
            <text:p>2.65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2883582115173" calcext:value-type="float">
            <text:p>0.9729</text:p>
          </table:table-cell>
          <table:table-cell office:value-type="float" office:value="0.117612428963184" calcext:value-type="float">
            <text:p>0.1176</text:p>
          </table:table-cell>
          <table:table-cell office:value-type="float" office:value="0.809397161006928" calcext:value-type="float">
            <text:p>0.8094</text:p>
          </table:table-cell>
          <table:table-cell office:value-type="float" office:value="1.32685196399689" calcext:value-type="float">
            <text:p>1.326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4977970123291" calcext:value-type="float">
            <text:p>0.9750</text:p>
          </table:table-cell>
          <table:table-cell office:value-type="float" office:value="0.101050481200218" calcext:value-type="float">
            <text:p>0.1011</text:p>
          </table:table-cell>
          <table:table-cell office:value-type="float" office:value="0.910461008548737" calcext:value-type="float">
            <text:p>0.9105</text:p>
          </table:table-cell>
          <table:table-cell office:value-type="float" office:value="0.493600785732269" calcext:value-type="float">
            <text:p>0.493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6441791057587" calcext:value-type="float">
            <text:p>0.9864</text:p>
          </table:table-cell>
          <table:table-cell office:value-type="float" office:value="0.0642518624663353" calcext:value-type="float">
            <text:p>0.0643</text:p>
          </table:table-cell>
          <table:table-cell office:value-type="float" office:value="0.925975203514099" calcext:value-type="float">
            <text:p>0.9260</text:p>
          </table:table-cell>
          <table:table-cell office:value-type="float" office:value="0.447955280542374" calcext:value-type="float">
            <text:p>0.448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8946208953857" calcext:value-type="float">
            <text:p>0.9789</text:p>
          </table:table-cell>
          <table:table-cell office:value-type="float" office:value="0.0892569124698639" calcext:value-type="float">
            <text:p>0.0893</text:p>
          </table:table-cell>
          <table:table-cell office:value-type="float" office:value="0.922872364521027" calcext:value-type="float">
            <text:p>0.9229</text:p>
          </table:table-cell>
          <table:table-cell office:value-type="float" office:value="0.402309000492096" calcext:value-type="float">
            <text:p>0.402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9387104511261" calcext:value-type="float">
            <text:p>0.9794</text:p>
          </table:table-cell>
          <table:table-cell office:value-type="float" office:value="0.087697871029377" calcext:value-type="float">
            <text:p>0.0877</text:p>
          </table:table-cell>
          <table:table-cell office:value-type="float" office:value="0.914007067680359" calcext:value-type="float">
            <text:p>0.9140</text:p>
          </table:table-cell>
          <table:table-cell office:value-type="float" office:value="0.471069663763046" calcext:value-type="float">
            <text:p>0.471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104053735733" calcext:value-type="float">
            <text:p>0.9810</text:p>
          </table:table-cell>
          <table:table-cell office:value-type="float" office:value="0.0851460248231888" calcext:value-type="float">
            <text:p>0.0851</text:p>
          </table:table-cell>
          <table:table-cell office:value-type="float" office:value="0.811613500118256" calcext:value-type="float">
            <text:p>0.8116</text:p>
          </table:table-cell>
          <table:table-cell office:value-type="float" office:value="1.02143275737762" calcext:value-type="float">
            <text:p>1.021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9387104511261" calcext:value-type="float">
            <text:p>0.9794</text:p>
          </table:table-cell>
          <table:table-cell office:value-type="float" office:value="0.0875857621431351" calcext:value-type="float">
            <text:p>0.0876</text:p>
          </table:table-cell>
          <table:table-cell office:value-type="float" office:value="0.941489338874817" calcext:value-type="float">
            <text:p>0.9415</text:p>
          </table:table-cell>
          <table:table-cell office:value-type="float" office:value="0.370377600193024" calcext:value-type="float">
            <text:p>0.370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78725731372833" calcext:value-type="float">
            <text:p>0.9787</text:p>
          </table:table-cell>
          <table:table-cell office:value-type="float" office:value="0.102408304810524" calcext:value-type="float">
            <text:p>0.1024</text:p>
          </table:table-cell>
          <table:table-cell office:value-type="float" office:value="0.917109906673431" calcext:value-type="float">
            <text:p>0.9171</text:p>
          </table:table-cell>
          <table:table-cell office:value-type="float" office:value="0.466596901416779" calcext:value-type="float">
            <text:p>0.466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8095223903656" calcext:value-type="float">
            <text:p>0.9881</text:p>
          </table:table-cell>
          <table:table-cell office:value-type="float" office:value="0.0481375642120838" calcext:value-type="float">
            <text:p>0.0481</text:p>
          </table:table-cell>
          <table:table-cell office:value-type="float" office:value="0.950354635715485" calcext:value-type="float">
            <text:p>0.9504</text:p>
          </table:table-cell>
          <table:table-cell office:value-type="float" office:value="0.226720318198204" calcext:value-type="float">
            <text:p>0.2267</text:p>
          </table:table-cell>
          <table:table-cell table:number-columns-repeated="2"/>
          <table:table-cell office:value-type="string" calcext:value-type="string">
            <text:p><text:s/>precision</text:p>
          </table:table-cell>
          <table:table-cell office:value-type="string" calcext:value-type="string">
            <text:p><text:s text:c="4"/>recall</text:p>
          </table:table-cell>
          <table:table-cell office:value-type="string" calcext:value-type="string">
            <text:p><text:s text:c="2"/>f1-score</text:p>
          </table:table-cell>
          <table:table-cell office:value-type="string" calcext:value-type="string">
            <text:p><text:s text:c="3"/>support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4709014892578" calcext:value-type="float">
            <text:p>0.9947</text:p>
          </table:table-cell>
          <table:table-cell office:value-type="float" office:value="0.0268578939139843" calcext:value-type="float">
            <text:p>0.0269</text:p>
          </table:table-cell>
          <table:table-cell office:value-type="float" office:value="0.953457474708557" calcext:value-type="float">
            <text:p>0.9535</text:p>
          </table:table-cell>
          <table:table-cell office:value-type="float" office:value="0.262736439704895" calcext:value-type="float">
            <text:p>0.262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5590806007385" calcext:value-type="float">
            <text:p>0.9956</text:p>
          </table:table-cell>
          <table:table-cell office:value-type="float" office:value="0.0191237553954124" calcext:value-type="float">
            <text:p>0.0191</text:p>
          </table:table-cell>
          <table:table-cell office:value-type="float" office:value="0.960106372833252" calcext:value-type="float">
            <text:p>0.9601</text:p>
          </table:table-cell>
          <table:table-cell office:value-type="float" office:value="0.250875234603882" calcext:value-type="float">
            <text:p>0.2509</text:p>
          </table:table-cell>
          <table:table-cell/>
          <table:table-cell office:value-type="string" calcext:value-type="string">
            <text:p>smiling_encouraging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5921492576599" calcext:value-type="float">
            <text:p>0.9959</text:p>
          </table:table-cell>
          <table:table-cell office:value-type="float" office:value="0.017719155177474" calcext:value-type="float">
            <text:p>0.0177</text:p>
          </table:table-cell>
          <table:table-cell office:value-type="float" office:value="0.953900694847107" calcext:value-type="float">
            <text:p>0.9539</text:p>
          </table:table-cell>
          <table:table-cell office:value-type="float" office:value="0.253421932458878" calcext:value-type="float">
            <text:p>0.2534</text:p>
          </table:table-cell>
          <table:table-cell/>
          <table:table-cell office:value-type="string" calcext:value-type="string">
            <text:p>smiling_endear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6141970157623" calcext:value-type="float">
            <text:p>0.9961</text:p>
          </table:table-cell>
          <table:table-cell office:value-type="float" office:value="0.0160897318273783" calcext:value-type="float">
            <text:p>0.0161</text:p>
          </table:table-cell>
          <table:table-cell office:value-type="float" office:value="0.953457474708557" calcext:value-type="float">
            <text:p>0.9535</text:p>
          </table:table-cell>
          <table:table-cell office:value-type="float" office:value="0.273568451404572" calcext:value-type="float">
            <text:p>0.2736</text:p>
          </table:table-cell>
          <table:table-cell/>
          <table:table-cell office:value-type="string" calcext:value-type="string">
            <text:p>smiling_flirt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7354507446289" calcext:value-type="float">
            <text:p>0.9974</text:p>
          </table:table-cell>
          <table:table-cell office:value-type="float" office:value="0.013398707844317" calcext:value-type="float">
            <text:p>0.0134</text:p>
          </table:table-cell>
          <table:table-cell office:value-type="float" office:value="0.953457474708557" calcext:value-type="float">
            <text:p>0.9535</text:p>
          </table:table-cell>
          <table:table-cell office:value-type="float" office:value="0.237783044576645" calcext:value-type="float">
            <text:p>0.2378</text:p>
          </table:table-cell>
          <table:table-cell/>
          <table:table-cell office:value-type="string" calcext:value-type="string">
            <text:p>smiling_sad_nostalgia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6913552284241" calcext:value-type="float">
            <text:p>0.9969</text:p>
          </table:table-cell>
          <table:table-cell office:value-type="float" office:value="0.0123410373926163" calcext:value-type="float">
            <text:p>0.0123</text:p>
          </table:table-cell>
          <table:table-cell office:value-type="float" office:value="0.960106372833252" calcext:value-type="float">
            <text:p>0.9601</text:p>
          </table:table-cell>
          <table:table-cell office:value-type="float" office:value="0.245840579271317" calcext:value-type="float">
            <text:p>0.2458</text:p>
          </table:table-cell>
          <table:table-cell/>
          <table:table-cell office:value-type="string" calcext:value-type="string">
            <text:p>smiling_sardoni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96693134307861" calcext:value-type="float">
            <text:p>0.9967</text:p>
          </table:table-cell>
          <table:table-cell office:value-type="float" office:value="0.0133636519312859" calcext:value-type="float">
            <text:p>0.0134</text:p>
          </table:table-cell>
          <table:table-cell office:value-type="float" office:value="0.960106372833252" calcext:value-type="float">
            <text:p>0.9601</text:p>
          </table:table-cell>
          <table:table-cell office:value-type="float" office:value="0.23242937028408" calcext:value-type="float">
            <text:p>0.2324</text:p>
          </table:table-cell>
          <table:table-cell/>
          <table:table-cell office:value-type="string" calcext:value-type="string">
            <text:p>smiling_triumphant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7244238853455" calcext:value-type="float">
            <text:p>0.9972</text:p>
          </table:table-cell>
          <table:table-cell office:value-type="float" office:value="0.013822696171701" calcext:value-type="float">
            <text:p>0.0138</text:p>
          </table:table-cell>
          <table:table-cell office:value-type="float" office:value="0.96276593208313" calcext:value-type="float">
            <text:p>0.9628</text:p>
          </table:table-cell>
          <table:table-cell office:value-type="float" office:value="0.32934907078743" calcext:value-type="float">
            <text:p>0.3293</text:p>
          </table:table-cell>
          <table:table-cell/>
          <table:table-cell office:value-type="string" calcext:value-type="string">
            <text:p>smiling_uncertain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8015880584717" calcext:value-type="float">
            <text:p>0.9980</text:p>
          </table:table-cell>
          <table:table-cell office:value-type="float" office:value="0.00931160897016525" calcext:value-type="float">
            <text:p>0.0093</text:p>
          </table:table-cell>
          <table:table-cell office:value-type="float" office:value="0.959663093090057" calcext:value-type="float">
            <text:p>0.9597</text:p>
          </table:table-cell>
          <table:table-cell office:value-type="float" office:value="0.319573819637299" calcext:value-type="float">
            <text:p>0.3196</text:p>
          </table:table-cell>
          <table:table-cell/>
          <table:table-cell office:value-type="string" calcext:value-type="string">
            <text:p>smiling_winn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smiling_yeah_right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260" calcext:value-type="float">
            <text:p>126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macro avg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260" calcext:value-type="float">
            <text:p>126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weighted avg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260" calcext:value-type="float">
            <text:p>126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2T18:41:34.101269153</dc:date>
    <meta:editing-duration>PT17M27S</meta:editing-duration>
    <meta:editing-cycles>5</meta:editing-cycles>
    <meta:generator>LibreOffice/6.0.7.3$Linux_X86_64 LibreOffice_project/00m0$Build-3</meta:generator>
    <meta:document-statistic meta:table-count="1" meta:cell-count="3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32cm" xlink:href=".." xlink:type="simple" chart:class="chart:line" chart:style-name="ch1">
        <chart:title svg:x="6.344cm" svg:y="0.316cm" chart:style-name="ch2">
          <text:p>Model accuracy</text:p>
        </chart:title>
        <chart:legend chart:legend-position="end" svg:x="12.624cm" svg:y="3.968cm" style:legend-expansion="high" chart:style-name="ch3"/>
        <chart:plot-area chart:style-name="ch4" table:cell-range-address="log.A1:log.B53 log.D1:log.D53" chart:data-source-has-labels="both" svg:x="1.331cm" svg:y="1.275cm" svg:width="10.973cm" svg:height="6.596cm">
          <chartooo:coordinate-region svg:x="2.614cm" svg:y="1.475cm" svg:width="9.55cm" svg:height="5.604cm"/>
          <chart:axis chart:dimension="x" chart:name="primary-x" chart:style-name="ch5" chartooo:axis-type="auto">
            <chartooo:date-scale/>
            <chart:title svg:x="6.297cm" svg:y="8.051cm" chart:style-name="ch6">
              <text:p>Epoch</text:p>
            </chart:title>
            <chart:categories table:cell-range-address="log.A2:log.A53"/>
          </chart:axis>
          <chart:axis chart:dimension="y" chart:name="primary-y" chart:style-name="ch7">
            <chart:title svg:x="0.451cm" svg:y="5.292cm" chart:style-name="ch8">
              <text:p>Accuracy</text:p>
            </chart:title>
            <chart:grid chart:style-name="ch9" chart:class="major"/>
          </chart:axis>
          <chart:series chart:style-name="ch10" chart:values-cell-range-address="log.B2:log.B53" chart:label-cell-address="log.B1:log.B1" chart:class="chart:line">
            <chart:data-point chart:repeated="52"/>
          </chart:series>
          <chart:series chart:style-name="ch11" chart:values-cell-range-address="log.D2:log.D53" chart:label-cell-address="log.D1:log.D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log.B1:log.B1</svg:desc>
                </draw:g>
              </table:table-cell>
              <table:table-cell office:value-type="string">
                <text:p>val_accuracy</text:p>
                <draw:g>
                  <svg:desc>log.D1:log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.A2:log.A53</svg:desc>
                </draw:g>
              </table:table-cell>
              <table:table-cell office:value-type="float" office:value="0.157076716423035">
                <text:p>0.157076716423035</text:p>
                <draw:g>
                  <svg:desc>log.B2:log.B53</svg:desc>
                </draw:g>
              </table:table-cell>
              <table:table-cell office:value-type="float" office:value="0.212765961885452">
                <text:p>0.212765961885452</text:p>
                <draw:g>
                  <svg:desc>log.D2:log.D5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2786597013473">
                <text:p>0.262786597013473</text:p>
              </table:table-cell>
              <table:table-cell office:value-type="float" office:value="0.133421987295151">
                <text:p>0.1334219872951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9567910432816">
                <text:p>0.359567910432816</text:p>
              </table:table-cell>
              <table:table-cell office:value-type="float" office:value="0.401152491569519">
                <text:p>0.4011524915695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0286597013474">
                <text:p>0.450286597013474</text:p>
              </table:table-cell>
              <table:table-cell office:value-type="float" office:value="0.339095741510391">
                <text:p>0.3390957415103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6534388065338">
                <text:p>0.516534388065338</text:p>
              </table:table-cell>
              <table:table-cell office:value-type="float" office:value="0.271276593208313">
                <text:p>0.2712765932083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88844776153564">
                <text:p>0.588844776153564</text:p>
              </table:table-cell>
              <table:table-cell office:value-type="float" office:value="0.473404258489609">
                <text:p>0.4734042584896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4510567188263">
                <text:p>0.644510567188263</text:p>
              </table:table-cell>
              <table:table-cell office:value-type="float" office:value="0.327127665281296">
                <text:p>0.3271276652812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2160477638245">
                <text:p>0.702160477638245</text:p>
              </table:table-cell>
              <table:table-cell office:value-type="float" office:value="0.531471610069275">
                <text:p>0.5314716100692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4929432868958">
                <text:p>0.744929432868958</text:p>
              </table:table-cell>
              <table:table-cell office:value-type="float" office:value="0.363031923770904">
                <text:p>0.3630319237709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75683403015137">
                <text:p>0.775683403015137</text:p>
              </table:table-cell>
              <table:table-cell office:value-type="float" office:value="0.522163093090057">
                <text:p>0.522163093090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05886268615723">
                <text:p>0.805886268615723</text:p>
              </table:table-cell>
              <table:table-cell office:value-type="float" office:value="0.628546118736267">
                <text:p>0.6285461187362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45458567142487">
                <text:p>0.845458567142487</text:p>
              </table:table-cell>
              <table:table-cell office:value-type="float" office:value="0.705673754215241">
                <text:p>0.7056737542152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74448835849762">
                <text:p>0.874448835849762</text:p>
              </table:table-cell>
              <table:table-cell office:value-type="float" office:value="0.730939745903015">
                <text:p>0.7309397459030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9250447750092">
                <text:p>0.899250447750092</text:p>
              </table:table-cell>
              <table:table-cell office:value-type="float" office:value="0.459219872951508">
                <text:p>0.459219872951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05202805995941">
                <text:p>0.905202805995941</text:p>
              </table:table-cell>
              <table:table-cell office:value-type="float" office:value="0.873670220375061">
                <text:p>0.8736702203750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8130507469177">
                <text:p>0.928130507469177</text:p>
              </table:table-cell>
              <table:table-cell office:value-type="float" office:value="0.873670220375061">
                <text:p>0.8736702203750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5185194015503">
                <text:p>0.935185194015503</text:p>
              </table:table-cell>
              <table:table-cell office:value-type="float" office:value="0.888741135597229">
                <text:p>0.8887411355972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45216059684753">
                <text:p>0.945216059684753</text:p>
              </table:table-cell>
              <table:table-cell office:value-type="float" office:value="0.842198610305786">
                <text:p>0.8421986103057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8633134365082">
                <text:p>0.948633134365082</text:p>
              </table:table-cell>
              <table:table-cell office:value-type="float" office:value="0.743794322013855">
                <text:p>0.7437943220138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5987641811371">
                <text:p>0.945987641811371</text:p>
              </table:table-cell>
              <table:table-cell office:value-type="float" office:value="0.793439745903015">
                <text:p>0.793439745903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1750447750092">
                <text:p>0.961750447750092</text:p>
              </table:table-cell>
              <table:table-cell office:value-type="float" office:value="0.763741135597229">
                <text:p>0.7637411355972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61529970169067">
                <text:p>0.961529970169067</text:p>
              </table:table-cell>
              <table:table-cell office:value-type="float" office:value="0.903812050819397">
                <text:p>0.9038120508193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7751343250275">
                <text:p>0.947751343250275</text:p>
              </table:table-cell>
              <table:table-cell office:value-type="float" office:value="0.419769495725632">
                <text:p>0.4197694957256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4175462722778">
                <text:p>0.964175462722778</text:p>
              </table:table-cell>
              <table:table-cell office:value-type="float" office:value="0.920656025409698">
                <text:p>0.9206560254096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4175462722778">
                <text:p>0.964175462722778</text:p>
              </table:table-cell>
              <table:table-cell office:value-type="float" office:value="0.889184415340424">
                <text:p>0.8891844153404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68915343284607">
                <text:p>0.968915343284607</text:p>
              </table:table-cell>
              <table:table-cell office:value-type="float" office:value="0.917109906673431">
                <text:p>0.9171099066734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1781313419342">
                <text:p>0.971781313419342</text:p>
              </table:table-cell>
              <table:table-cell office:value-type="float" office:value="0.934840440750122">
                <text:p>0.9348404407501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4316596984863">
                <text:p>0.974316596984863</text:p>
              </table:table-cell>
              <table:table-cell office:value-type="float" office:value="0.808510661125183">
                <text:p>0.8085106611251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4647283554077">
                <text:p>0.974647283554077</text:p>
              </table:table-cell>
              <table:table-cell office:value-type="float" office:value="0.783687949180603">
                <text:p>0.7836879491806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6931223869324">
                <text:p>0.966931223869324</text:p>
              </table:table-cell>
              <table:table-cell office:value-type="float" office:value="0.93173760175705">
                <text:p>0.931737601757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6821014881134">
                <text:p>0.96682101488113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73985910415649">
                <text:p>0.973985910415649</text:p>
              </table:table-cell>
              <table:table-cell office:value-type="float" office:value="0.957003533840179">
                <text:p>0.9570035338401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5308656692505">
                <text:p>0.975308656692505</text:p>
              </table:table-cell>
              <table:table-cell office:value-type="float" office:value="0.941046118736267">
                <text:p>0.9410461187362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1230149269104">
                <text:p>0.971230149269104</text:p>
              </table:table-cell>
              <table:table-cell office:value-type="float" office:value="0.609042525291443">
                <text:p>0.6090425252914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72883582115173">
                <text:p>0.972883582115173</text:p>
              </table:table-cell>
              <table:table-cell office:value-type="float" office:value="0.809397161006928">
                <text:p>0.8093971610069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4977970123291">
                <text:p>0.974977970123291</text:p>
              </table:table-cell>
              <table:table-cell office:value-type="float" office:value="0.910461008548737">
                <text:p>0.9104610085487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6441791057587">
                <text:p>0.986441791057587</text:p>
              </table:table-cell>
              <table:table-cell office:value-type="float" office:value="0.925975203514099">
                <text:p>0.9259752035140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8946208953857">
                <text:p>0.978946208953857</text:p>
              </table:table-cell>
              <table:table-cell office:value-type="float" office:value="0.922872364521027">
                <text:p>0.92287236452102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9387104511261">
                <text:p>0.979387104511261</text:p>
              </table:table-cell>
              <table:table-cell office:value-type="float" office:value="0.914007067680359">
                <text:p>0.9140070676803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8104053735733">
                <text:p>0.98104053735733</text:p>
              </table:table-cell>
              <table:table-cell office:value-type="float" office:value="0.811613500118256">
                <text:p>0.811613500118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79387104511261">
                <text:p>0.979387104511261</text:p>
              </table:table-cell>
              <table:table-cell office:value-type="float" office:value="0.941489338874817">
                <text:p>0.94148933887481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78725731372833">
                <text:p>0.978725731372833</text:p>
              </table:table-cell>
              <table:table-cell office:value-type="float" office:value="0.917109906673431">
                <text:p>0.9171099066734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88095223903656">
                <text:p>0.988095223903656</text:p>
              </table:table-cell>
              <table:table-cell office:value-type="float" office:value="0.950354635715485">
                <text:p>0.9503546357154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94709014892578">
                <text:p>0.994709014892578</text:p>
              </table:table-cell>
              <table:table-cell office:value-type="float" office:value="0.953457474708557">
                <text:p>0.9534574747085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5590806007385">
                <text:p>0.995590806007385</text:p>
              </table:table-cell>
              <table:table-cell office:value-type="float" office:value="0.960106372833252">
                <text:p>0.9601063728332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5921492576599">
                <text:p>0.995921492576599</text:p>
              </table:table-cell>
              <table:table-cell office:value-type="float" office:value="0.953900694847107">
                <text:p>0.953900694847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6141970157623">
                <text:p>0.996141970157623</text:p>
              </table:table-cell>
              <table:table-cell office:value-type="float" office:value="0.953457474708557">
                <text:p>0.9534574747085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7354507446289">
                <text:p>0.997354507446289</text:p>
              </table:table-cell>
              <table:table-cell office:value-type="float" office:value="0.953457474708557">
                <text:p>0.9534574747085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6913552284241">
                <text:p>0.996913552284241</text:p>
              </table:table-cell>
              <table:table-cell office:value-type="float" office:value="0.960106372833252">
                <text:p>0.9601063728332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6693134307861">
                <text:p>0.996693134307861</text:p>
              </table:table-cell>
              <table:table-cell office:value-type="float" office:value="0.960106372833252">
                <text:p>0.9601063728332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7244238853455">
                <text:p>0.997244238853455</text:p>
              </table:table-cell>
              <table:table-cell office:value-type="float" office:value="0.96276593208313">
                <text:p>0.962765932083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8015880584717">
                <text:p>0.998015880584717</text:p>
              </table:table-cell>
              <table:table-cell office:value-type="float" office:value="0.959663093090057">
                <text:p>0.959663093090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9cm" xlink:href=".." xlink:type="simple" chart:class="chart:line" chart:style-name="ch1">
        <chart:title svg:x="6.841cm" svg:y="0.315cm" chart:style-name="ch2">
          <text:p>Model loss</text:p>
        </chart:title>
        <chart:legend chart:legend-position="end" svg:x="13.379cm" svg:y="3.951cm" style:legend-expansion="high" chart:style-name="ch3"/>
        <chart:plot-area chart:style-name="ch4" table:cell-range-address="log.A1:log.A53 log.C1:log.C53 log.E1:log.E53" chart:data-source-has-labels="both" svg:x="1.33cm" svg:y="1.273cm" svg:width="11.73cm" svg:height="6.566cm">
          <chartooo:coordinate-region svg:x="2.613cm" svg:y="1.472cm" svg:width="10.307cm" svg:height="5.575cm"/>
          <chart:axis chart:dimension="x" chart:name="primary-x" chart:style-name="ch5" chartooo:axis-type="auto">
            <chartooo:date-scale/>
            <chart:title svg:x="6.675cm" svg:y="8.018cm" chart:style-name="ch6">
              <text:p>Epoch</text:p>
            </chart:title>
            <chart:categories table:cell-range-address="log.A2:log.A53"/>
          </chart:axis>
          <chart:axis chart:dimension="y" chart:name="primary-y" chart:style-name="ch7">
            <chart:title svg:x="0.451cm" svg:y="4.957cm" chart:style-name="ch8">
              <text:p>Loss</text:p>
            </chart:title>
            <chart:grid chart:style-name="ch9" chart:class="major"/>
          </chart:axis>
          <chart:series chart:style-name="ch10" chart:values-cell-range-address="log.C2:log.C53" chart:label-cell-address="log.C1:log.C1" chart:class="chart:line">
            <chart:data-point chart:repeated="52"/>
          </chart:series>
          <chart:series chart:style-name="ch11" chart:values-cell-range-address="log.E2:log.E53" chart:label-cell-address="log.E1:log.E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log.C1:log.C1</svg:desc>
                </draw:g>
              </table:table-cell>
              <table:table-cell office:value-type="string">
                <text:p>val_loss</text:p>
                <draw:g>
                  <svg:desc>log.E1:log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.A2:log.A53</svg:desc>
                </draw:g>
              </table:table-cell>
              <table:table-cell office:value-type="float" office:value="2.13416409492493">
                <text:p>2.13416409492493</text:p>
                <draw:g>
                  <svg:desc>log.C2:log.C53</svg:desc>
                </draw:g>
              </table:table-cell>
              <table:table-cell office:value-type="float" office:value="1.96032071113586">
                <text:p>1.96032071113586</text:p>
                <draw:g>
                  <svg:desc>log.E2:log.E5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467812538147">
                <text:p>1.8467812538147</text:p>
              </table:table-cell>
              <table:table-cell office:value-type="float" office:value="3.16307926177979">
                <text:p>3.163079261779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4973042011261">
                <text:p>1.54973042011261</text:p>
              </table:table-cell>
              <table:table-cell office:value-type="float" office:value="1.60262095928192">
                <text:p>1.602620959281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5029554367065">
                <text:p>1.35029554367065</text:p>
              </table:table-cell>
              <table:table-cell office:value-type="float" office:value="2.53035426139832">
                <text:p>2.530354261398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9772791862488">
                <text:p>1.19772791862488</text:p>
              </table:table-cell>
              <table:table-cell office:value-type="float" office:value="2.2377758026123">
                <text:p>2.23777580261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43309545517">
                <text:p>1.0443309545517</text:p>
              </table:table-cell>
              <table:table-cell office:value-type="float" office:value="1.93274688720703">
                <text:p>1.93274688720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8294608592987">
                <text:p>0.918294608592987</text:p>
              </table:table-cell>
              <table:table-cell office:value-type="float" office:value="3.00969552993774">
                <text:p>3.00969552993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9228538274765">
                <text:p>0.79228538274765</text:p>
              </table:table-cell>
              <table:table-cell office:value-type="float" office:value="1.85155773162842">
                <text:p>1.851557731628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7745342254639">
                <text:p>0.677745342254639</text:p>
              </table:table-cell>
              <table:table-cell office:value-type="float" office:value="2.63321948051453">
                <text:p>2.633219480514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14547252655029">
                <text:p>0.614547252655029</text:p>
              </table:table-cell>
              <table:table-cell office:value-type="float" office:value="2.28874707221985">
                <text:p>2.288747072219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8794915676117">
                <text:p>0.558794915676117</text:p>
              </table:table-cell>
              <table:table-cell office:value-type="float" office:value="1.32922685146332">
                <text:p>1.329226851463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54698830842972">
                <text:p>0.454698830842972</text:p>
              </table:table-cell>
              <table:table-cell office:value-type="float" office:value="1.04108190536499">
                <text:p>1.041081905364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7159785032272">
                <text:p>0.397159785032272</text:p>
              </table:table-cell>
              <table:table-cell office:value-type="float" office:value="1.06931185722351">
                <text:p>1.06931185722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7228864431381">
                <text:p>0.337228864431381</text:p>
              </table:table-cell>
              <table:table-cell office:value-type="float" office:value="3.32754278182983">
                <text:p>3.327542781829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2818895578384">
                <text:p>0.332818895578384</text:p>
              </table:table-cell>
              <table:table-cell office:value-type="float" office:value="0.526991248130798">
                <text:p>0.5269912481307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0405600070953">
                <text:p>0.260405600070953</text:p>
              </table:table-cell>
              <table:table-cell office:value-type="float" office:value="0.52813845872879">
                <text:p>0.528138458728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9625722169876">
                <text:p>0.239625722169876</text:p>
              </table:table-cell>
              <table:table-cell office:value-type="float" office:value="0.415065705776215">
                <text:p>0.4150657057762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10128664970398">
                <text:p>0.210128664970398</text:p>
              </table:table-cell>
              <table:table-cell office:value-type="float" office:value="0.566971302032471">
                <text:p>0.566971302032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6542958021164">
                <text:p>0.186542958021164</text:p>
              </table:table-cell>
              <table:table-cell office:value-type="float" office:value="1.44876194000244">
                <text:p>1.448761940002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07521960139275">
                <text:p>0.207521960139275</text:p>
              </table:table-cell>
              <table:table-cell office:value-type="float" office:value="1.06323802471161">
                <text:p>1.063238024711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57312050461769">
                <text:p>0.157312050461769</text:p>
              </table:table-cell>
              <table:table-cell office:value-type="float" office:value="1.21513235569">
                <text:p>1.215132355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55038729310036">
                <text:p>0.155038729310036</text:p>
              </table:table-cell>
              <table:table-cell office:value-type="float" office:value="0.543555855751038">
                <text:p>0.5435558557510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05298572778702">
                <text:p>0.205298572778702</text:p>
              </table:table-cell>
              <table:table-cell office:value-type="float" office:value="4.50802755355835">
                <text:p>4.508027553558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4439232647419">
                <text:p>0.14439232647419</text:p>
              </table:table-cell>
              <table:table-cell office:value-type="float" office:value="0.380595177412033">
                <text:p>0.3805951774120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325576066971">
                <text:p>0.140325576066971</text:p>
              </table:table-cell>
              <table:table-cell office:value-type="float" office:value="0.436042696237564">
                <text:p>0.4360426962375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18986085057259">
                <text:p>0.118986085057259</text:p>
              </table:table-cell>
              <table:table-cell office:value-type="float" office:value="0.334634035825729">
                <text:p>0.3346340358257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0571750253439">
                <text:p>0.10571750253439</text:p>
              </table:table-cell>
              <table:table-cell office:value-type="float" office:value="0.341407120227814">
                <text:p>0.3414071202278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05208389461041">
                <text:p>0.105208389461041</text:p>
              </table:table-cell>
              <table:table-cell office:value-type="float" office:value="1.09057247638702">
                <text:p>1.090572476387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04743301868439">
                <text:p>0.104743301868439</text:p>
              </table:table-cell>
              <table:table-cell office:value-type="float" office:value="1.42569434642792">
                <text:p>1.425694346427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2827118039131">
                <text:p>0.132827118039131</text:p>
              </table:table-cell>
              <table:table-cell office:value-type="float" office:value="0.333557307720184">
                <text:p>0.3335573077201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771410703659">
                <text:p>0.136771410703659</text:p>
              </table:table-cell>
              <table:table-cell office:value-type="float" office:value="1.08317112922668">
                <text:p>1.083171129226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09813801944256">
                <text:p>0.109813801944256</text:p>
              </table:table-cell>
              <table:table-cell office:value-type="float" office:value="0.202514931559563">
                <text:p>0.2025149315595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4258731007576">
                <text:p>0.104258731007576</text:p>
              </table:table-cell>
              <table:table-cell office:value-type="float" office:value="0.262396812438965">
                <text:p>0.262396812438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16567000746727">
                <text:p>0.116567000746727</text:p>
              </table:table-cell>
              <table:table-cell office:value-type="float" office:value="2.65708589553833">
                <text:p>2.657085895538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7612428963184">
                <text:p>0.117612428963184</text:p>
              </table:table-cell>
              <table:table-cell office:value-type="float" office:value="1.32685196399689">
                <text:p>1.326851963996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01050481200218">
                <text:p>0.101050481200218</text:p>
              </table:table-cell>
              <table:table-cell office:value-type="float" office:value="0.493600785732269">
                <text:p>0.4936007857322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42518624663353">
                <text:p>0.0642518624663353</text:p>
              </table:table-cell>
              <table:table-cell office:value-type="float" office:value="0.447955280542374">
                <text:p>0.44795528054237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92569124698639">
                <text:p>0.0892569124698639</text:p>
              </table:table-cell>
              <table:table-cell office:value-type="float" office:value="0.402309000492096">
                <text:p>0.4023090004920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7697871029377">
                <text:p>0.087697871029377</text:p>
              </table:table-cell>
              <table:table-cell office:value-type="float" office:value="0.471069663763046">
                <text:p>0.47106966376304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851460248231888">
                <text:p>0.0851460248231888</text:p>
              </table:table-cell>
              <table:table-cell office:value-type="float" office:value="1.02143275737762">
                <text:p>1.021432757377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5857621431351">
                <text:p>0.0875857621431351</text:p>
              </table:table-cell>
              <table:table-cell office:value-type="float" office:value="0.370377600193024">
                <text:p>0.3703776001930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02408304810524">
                <text:p>0.102408304810524</text:p>
              </table:table-cell>
              <table:table-cell office:value-type="float" office:value="0.466596901416779">
                <text:p>0.4665969014167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481375642120838">
                <text:p>0.0481375642120838</text:p>
              </table:table-cell>
              <table:table-cell office:value-type="float" office:value="0.226720318198204">
                <text:p>0.2267203181982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68578939139843">
                <text:p>0.0268578939139843</text:p>
              </table:table-cell>
              <table:table-cell office:value-type="float" office:value="0.262736439704895">
                <text:p>0.2627364397048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191237553954124">
                <text:p>0.0191237553954124</text:p>
              </table:table-cell>
              <table:table-cell office:value-type="float" office:value="0.250875234603882">
                <text:p>0.2508752346038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7719155177474">
                <text:p>0.017719155177474</text:p>
              </table:table-cell>
              <table:table-cell office:value-type="float" office:value="0.253421932458878">
                <text:p>0.2534219324588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60897318273783">
                <text:p>0.0160897318273783</text:p>
              </table:table-cell>
              <table:table-cell office:value-type="float" office:value="0.273568451404572">
                <text:p>0.27356845140457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3398707844317">
                <text:p>0.013398707844317</text:p>
              </table:table-cell>
              <table:table-cell office:value-type="float" office:value="0.237783044576645">
                <text:p>0.2377830445766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23410373926163">
                <text:p>0.0123410373926163</text:p>
              </table:table-cell>
              <table:table-cell office:value-type="float" office:value="0.245840579271317">
                <text:p>0.2458405792713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33636519312859">
                <text:p>0.0133636519312859</text:p>
              </table:table-cell>
              <table:table-cell office:value-type="float" office:value="0.23242937028408">
                <text:p>0.232429370284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3822696171701">
                <text:p>0.013822696171701</text:p>
              </table:table-cell>
              <table:table-cell office:value-type="float" office:value="0.32934907078743">
                <text:p>0.329349070787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931160897016525">
                <text:p>0.00931160897016525</text:p>
              </table:table-cell>
              <table:table-cell office:value-type="float" office:value="0.319573819637299">
                <text:p>0.319573819637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